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34cm" fo:min-width="1.976cm" style:writing-mode="lr-tb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25cm" style:writing-mode="lr-tb"/>
      <style:paragraph-properties style:writing-mode="lr-tb"/>
    </style:style>
    <style:style style:name="gr4" style:family="graphic" style:parent-style-name="objectwithoutfill">
      <style:graphic-properties draw:marker-end="Extrems_20_de_20_fletxa_20_1" draw:marker-end-width="0.3cm" draw:fill="none" draw:textarea-vertical-align="middle"/>
    </style:style>
    <style:style style:name="gr5" style:family="graphic" style:parent-style-name="objectwithoutfill">
      <style:graphic-properties draw:marker-end="Extrems_20_de_20_fletxa_20_2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cm" style:writing-mode="lr-tb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cm" style:writing-mode="lr-tb"/>
      <style:paragraph-properties style:writing-mode="lr-tb"/>
    </style:style>
    <style:style style:name="gr8" style:family="graphic" style:parent-style-name="standard">
      <style:graphic-properties draw:stroke-dash="Dot_20__28_Rounded_29_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75cm" style:writing-mode="lr-tb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736cm" style:writing-mode="lr-tb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0.603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3.25cm" style:writing-mode="lr-tb"/>
      <style:paragraph-properties style:writing-mode="lr-tb"/>
    </style:style>
    <style:style style:name="P1" style:family="paragraph">
      <loext:graphic-properties draw:fill="none" draw:fill-color="#ffffff"/>
      <style:text-properties fo:color="#f10d0c" loext:opacity="100%" loext:color-lum-mod="100%" loext:color-lum-off="0%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color="#f10d0c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17cm" svg:height="1.75cm" svg:x="1.75cm" svg:y="1.25cm">
          <draw:text-box>
            <text:p><text:span text:style-name="T1">Ordinograma any de traspàs</text:span></text:p>
          </draw:text-box>
        </draw:frame>
        <draw:custom-shape draw:style-name="gr2" draw:text-style-name="P3" draw:layer="layout" svg:width="3.5cm" svg:height="1.25cm" svg:x="7.25cm" svg:y="2.75cm">
          <text:p text:style-name="P2">inic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3.5cm" svg:height="1.25cm" svg:x="7.25cm" svg:y="15.65cm">
          <text:p text:style-name="P2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5cm" svg:height="1cm" svg:x="6.75cm" svg:y="6cm">
          <text:p text:style-name="P2">Llegir any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cm" svg:y1="4cm" svg:x2="9cm" svg:y2="4.5cm">
          <text:p/>
        </draw:line>
        <draw:line draw:style-name="gr5" draw:text-style-name="P4" draw:layer="layout" svg:x1="9cm" svg:y1="5.5cm" svg:x2="9cm" svg:y2="6cm">
          <text:p/>
        </draw:line>
        <draw:custom-shape draw:style-name="gr6" draw:text-style-name="P3" draw:layer="layout" svg:width="3.5cm" svg:height="1cm" svg:x="7.361cm" svg:y="4.5cm">
          <text:p text:style-name="P2">«Any?»</text:p>
          <draw:enhanced-geometry svg:viewBox="0 0 21600 21600" draw:type="rectangle" draw:enhanced-path="M 0 0 L 21600 0 21600 21600 0 21600 0 0 Z N"/>
        </draw:custom-shape>
        <draw:custom-shape draw:style-name="gr7" draw:text-style-name="P3" xml:id="id1" draw:id="id1" draw:layer="layout" svg:width="5cm" svg:height="2cm" svg:x="6.5cm" svg:y="7.25cm">
          <text:p text:style-name="P2">Any</text:p>
          <text:p text:style-name="P2">%4==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2" draw:id="id2" draw:layer="layout" svg:width="4.75cm" svg:height="1cm" svg:x="3cm" svg:y="9.25cm">
          <text:p text:style-name="P2">«No traspàs»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8" draw:text-style-name="P2" draw:layer="layout" svg:x1="6.5cm" svg:y1="8.25cm" svg:x2="5.375cm" svg:y2="9.25cm" draw:start-shape="id1" draw:start-glue-point="5" draw:end-shape="id2" draw:end-glue-point="0" svg:d="M6500 8250h-1125v1000" svg:viewBox="0 0 1126 1001">
          <text:p/>
        </draw:connector>
        <draw:frame draw:style-name="gr9" draw:text-style-name="P5" draw:layer="controls" svg:width="1.455cm" svg:height="0.962cm" svg:x="4.295cm" svg:y="7.25cm">
          <draw:text-box>
            <text:p>NO</text:p>
          </draw:text-box>
        </draw:frame>
        <draw:connector draw:style-name="gr8" draw:text-style-name="P2" draw:layer="controls" svg:x1="13.236cm" svg:y1="8.5cm" svg:x2="11.5cm" svg:y2="8.25cm" draw:start-shape="id3" draw:start-glue-point="4" draw:end-shape="id1" draw:end-glue-point="7" svg:d="M13236 8500v-250h-1736" svg:viewBox="0 0 1737 251">
          <text:p/>
        </draw:connector>
        <draw:custom-shape draw:style-name="gr10" draw:text-style-name="P3" xml:id="id4" draw:id="id4" draw:layer="controls" svg:width="4.25cm" svg:height="1.5cm" svg:x="7.75cm" svg:y="10.5cm">
          <text:p text:style-name="P2">«Si traspàs»</text:p>
          <draw:enhanced-geometry svg:viewBox="0 0 21600 21600" draw:mirror-vertical="false" draw:type="rectangle" draw:enhanced-path="M 0 0 L 21600 0 21600 21600 0 21600 0 0 Z N"/>
        </draw:custom-shape>
        <draw:frame draw:style-name="gr11" draw:text-style-name="P5" draw:layer="controls" svg:width="1.103cm" svg:height="0.962cm" svg:x="12cm" svg:y="7.25cm">
          <draw:text-box>
            <text:p>SI</text:p>
          </draw:text-box>
        </draw:frame>
        <draw:connector draw:style-name="gr8" draw:text-style-name="P2" draw:layer="controls" draw:line-skew="-0.25cm" svg:x1="11.035cm" svg:y1="9.5cm" svg:x2="9.875cm" svg:y2="10.5cm" draw:end-shape="id4" draw:end-glue-point="0" svg:d="M11035 9500h-1160v1000" svg:viewBox="0 0 1161 1001">
          <text:p/>
        </draw:connector>
        <draw:custom-shape draw:style-name="gr12" draw:text-style-name="P3" xml:id="id3" draw:id="id3" draw:layer="layout" svg:width="4.471cm" svg:height="2cm" draw:transform="skewX (-0.0230383461263252) translate (11cm 8.5cm)">
          <text:p text:style-name="P2">Any</text:p>
          <text:p text:style-name="P2">%4==</text:p>
          <text:p text:style-name="P2">10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draw:line-skew="1.675cm" svg:x1="10cm" svg:y1="12cm" svg:x2="9cm" svg:y2="15.65cm" draw:end-shape="id5" draw:end-glue-point="4" svg:d="M10000 12000v3250h-1000v400" svg:viewBox="0 0 1001 3651">
          <text:p/>
        </draw:connector>
        <draw:connector draw:style-name="gr8" draw:text-style-name="P2" draw:layer="layout" draw:line-skew="2.8cm" svg:x1="6.16cm" svg:y1="10.25cm" svg:x2="9cm" svg:y2="15.65cm" draw:end-shape="id5" draw:end-glue-point="4" svg:d="M6160 10250v5250h2840v150" svg:viewBox="0 0 2841 5401">
          <text:p/>
        </draw:connector>
        <draw:connector draw:style-name="gr8" draw:text-style-name="P2" draw:layer="layout" draw:line-skew="1.675cm" svg:x1="10cm" svg:y1="12cm" svg:x2="9cm" svg:y2="15.65cm" svg:d="M10000 12000v3250h-1000v400" svg:viewBox="0 0 1001 3651">
          <text:p/>
        </draw:connector>
        <draw:connector draw:style-name="gr8" draw:text-style-name="P2" draw:layer="layout" svg:x1="16.469cm" svg:y1="10.5cm" svg:x2="15.495cm" svg:y2="9.5cm" draw:start-shape="id6" draw:start-glue-point="4" draw:end-shape="id3" draw:end-glue-point="7" svg:d="M16469 10500v-1000h-974" svg:viewBox="0 0 975 1001">
          <text:p/>
        </draw:connector>
        <draw:frame draw:style-name="gr13" draw:text-style-name="P5" draw:layer="layout" svg:width="1.103cm" svg:height="1.25cm" svg:x="18.75cm" svg:y="10cm">
          <draw:text-box draw:corner-radius="0.5cm">
            <text:p>SI</text:p>
          </draw:text-box>
        </draw:frame>
        <draw:custom-shape draw:style-name="gr12" draw:text-style-name="P3" xml:id="id6" draw:id="id6" draw:layer="layout" svg:width="4.471cm" svg:height="2cm" draw:transform="skewX (-0.0230383461263252) translate (14.233cm 10.5cm)">
          <text:p text:style-name="P2">Any</text:p>
          <text:p text:style-name="P2">%4==</text:p>
          <text:p text:style-name="P2">40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14.256cm" svg:y1="11.5cm" svg:x2="13.375cm" svg:y2="13cm" draw:start-shape="id6" draw:start-glue-point="5" draw:end-shape="id7" svg:d="M14256 11500h-881v1500" svg:viewBox="0 0 882 1501">
          <text:p/>
        </draw:connector>
        <draw:custom-shape draw:style-name="gr3" draw:text-style-name="P3" xml:id="id7" draw:id="id7" draw:layer="layout" svg:width="4.75cm" svg:height="1cm" svg:x="11cm" svg:y="13cm">
          <text:p text:style-name="P2">«No traspàs»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8" draw:text-style-name="P2" draw:layer="layout" svg:x1="19.724cm" svg:y1="12.5cm" svg:x2="18.75cm" svg:y2="11.5cm" svg:d="M19724 12500v-1000h-974" svg:viewBox="0 0 975 1001">
          <text:p/>
        </draw:connector>
        <draw:custom-shape draw:style-name="gr14" draw:text-style-name="P3" xml:id="id8" draw:id="id8" draw:layer="layout" svg:width="3.75cm" svg:height="1.25cm" svg:x="16.75cm" svg:y="12.5cm">
          <text:p text:style-name="P2">«Si traspàs»</text:p>
          <draw:enhanced-geometry svg:viewBox="0 0 21600 21600" draw:mirror-vertical="false" draw:type="rectangle" draw:enhanced-path="M 0 0 L 21600 0 21600 21600 0 21600 0 0 Z N"/>
        </draw:custom-shape>
        <draw:custom-shape draw:style-name="gr10" draw:text-style-name="P3" draw:layer="layout" svg:width="4.25cm" svg:height="1.5cm" svg:x="7.75cm" svg:y="10.5cm">
          <text:p text:style-name="P2">«Si traspàs»</text:p>
          <draw:enhanced-geometry svg:viewBox="0 0 21600 21600" draw:mirror-vertical="false" draw:type="rectangle" draw:enhanced-path="M 0 0 L 21600 0 21600 21600 0 21600 0 0 Z N"/>
        </draw:custom-shape>
        <draw:connector draw:style-name="gr8" draw:text-style-name="P2" draw:layer="layout" svg:x1="13.5cm" svg:y1="14cm" svg:x2="10.75cm" svg:y2="16.275cm" draw:end-shape="id5" draw:end-glue-point="10" svg:d="M13500 14000h-1124v2275h-1626" svg:viewBox="0 0 2751 2276">
          <text:p/>
        </draw:connector>
        <draw:connector draw:style-name="gr8" draw:text-style-name="P2" draw:layer="layout" svg:x1="18.625cm" svg:y1="13.75cm" svg:x2="10.75cm" svg:y2="16.275cm" draw:start-shape="id8" draw:start-glue-point="2" draw:end-shape="id5" draw:end-glue-point="10" svg:d="M18625 13750v2525h-7875" svg:viewBox="0 0 7876 252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3:16:31.892431493</meta:creation-date>
    <dc:date>2025-11-19T13:51:06.343030555</dc:date>
    <meta:editing-duration>PT55M45S</meta:editing-duration>
    <meta:editing-cycles>2</meta:editing-cycles>
    <meta:generator>LibreOffice/7.5.6.2$Linux_X86_64 LibreOffice_project/50$Build-2</meta:generator>
    <meta:document-statistic meta:object-count="29"/>
  </office:meta>
</office:document-meta>
</file>